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54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" table:default-cell-style-name="Default"/>
        <table:table-column table:style-name="co2" table:number-columns-repeated="7" table:default-cell-style-name="Default"/>
        <table:table-column table:style-name="co3" table:number-columns-repeated="22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5">
            <text:p>10015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15">
            <text:p>30015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15">
            <text:p>45015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5">
            <text:p>60015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15">
            <text:p>80015</text:p>
          </table:table-cell>
          <table:table-cell office:value-type="float" office:value="85000">
            <text:p>85000</text:p>
          </table:table-cell>
          <table:table-cell office:value-type="float" office:value="90015">
            <text:p>90015</text:p>
          </table:table-cell>
          <table:table-cell office:value-type="float" office:value="95015">
            <text:p>95015</text:p>
          </table:table-cell>
          <table:table-cell office:value-type="float" office:value="100000">
            <text:p>100000</text:p>
          </table:table-cell>
          <table:table-cell office:value-type="float" office:value="105015">
            <text:p>105015</text:p>
          </table:table-cell>
          <table:table-cell office:value-type="float" office:value="110000">
            <text:p>110000</text:p>
          </table:table-cell>
          <table:table-cell office:value-type="float" office:value="115015">
            <text:p>115015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5">
            <text:p>140015</text:p>
          </table:table-cell>
          <table:table-cell office:value-type="float" office:value="145015">
            <text:p>145015</text:p>
          </table:table-cell>
          <table:table-cell office:value-type="float" office:value="150000">
            <text:p>150000</text:p>
          </table:table-cell>
          <table:table-cell office:value-type="float" office:value="155015">
            <text:p>155015</text:p>
          </table:table-cell>
          <table:table-cell office:value-type="float" office:value="160015">
            <text:p>160015</text:p>
          </table:table-cell>
          <table:table-cell office:value-type="float" office:value="165015">
            <text:p>165015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15">
            <text:p>185015</text:p>
          </table:table-cell>
          <table:table-cell office:value-type="float" office:value="190015">
            <text:p>190015</text:p>
          </table:table-cell>
          <table:table-cell office:value-type="float" office:value="195000">
            <text:p>195000</text:p>
          </table:table-cell>
          <table:table-cell office:value-type="float" office:value="200015">
            <text:p>200015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15">
            <text:p>220015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15">
            <text:p>235015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15">
            <text:p>265015</text:p>
          </table:table-cell>
          <table:table-cell office:value-type="float" office:value="270015">
            <text:p>270015</text:p>
          </table:table-cell>
          <table:table-cell office:value-type="float" office:value="275000">
            <text:p>275000</text:p>
          </table:table-cell>
          <table:table-cell office:value-type="float" office:value="280015">
            <text:p>280015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284.97485752231">
            <text:p>1284,97</text:p>
          </table:table-cell>
          <table:table-cell table:number-columns-repeated="4" office:value-type="float" office:value="1261.67725261433">
            <text:p>1261,68</text:p>
          </table:table-cell>
          <table:table-cell table:number-columns-repeated="3" office:value-type="float" office:value="1253.14928240889">
            <text:p>1253,15</text:p>
          </table:table-cell>
          <table:table-cell office:value-type="float" office:value="1235.43183490465">
            <text:p>1235,43</text:p>
          </table:table-cell>
          <table:table-cell table:number-columns-repeated="4" office:value-type="float" office:value="1217.78357220975">
            <text:p>1217,78</text:p>
          </table:table-cell>
          <table:table-cell table:number-columns-repeated="10" office:value-type="float" office:value="1207.46640479564">
            <text:p>1207,47</text:p>
          </table:table-cell>
          <table:table-cell table:number-columns-repeated="2" office:value-type="float" office:value="1201.65062338932">
            <text:p>1201,65</text:p>
          </table:table-cell>
          <table:table-cell office:value-type="float" office:value="1184.1067194222">
            <text:p>1184,11</text:p>
          </table:table-cell>
          <table:table-cell table:number-columns-repeated="3" office:value-type="float" office:value="1172.772269916">
            <text:p>1172,77</text:p>
          </table:table-cell>
          <table:table-cell office:value-type="float" office:value="1165.08875618031">
            <text:p>1165,09</text:p>
          </table:table-cell>
          <table:table-cell table:number-columns-repeated="22" office:value-type="float" office:value="1149.48645580032">
            <text:p>1149,49</text:p>
          </table:table-cell>
          <table:table-cell table:number-columns-repeated="7" office:value-type="float" office:value="1074.4330319785">
            <text:p>1074,43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3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175.47302831342">
            <text:p>1175,47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2908.66674822963">
            <text:p>2908,67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/>
          <table:table-cell>
            <draw:frame table:end-cell-address="Sheet1.G28" table:end-x="1.892cm" table:end-y="0.055cm" draw:z-index="0" svg:width="17.209cm" svg:height="8.994cm" svg:x="3.327cm" svg:y="0.092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4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40:03</meta:creation-date>
    <dc:creator>Hugo Meyer</dc:creator>
    <dc:date>2007-12-26T18:40:53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6.7000007629395pt" style:font-family-asian="'Arial Unicode MS'" style:font-pitch-asian="variable" style:font-size-asian="16.7000007629395pt" style:font-family-complex="Tahoma" style:font-pitch-complex="variable" style:font-size-complex="16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69999980926514pt" style:font-family-asian="'Arial Unicode MS'" style:font-pitch-asian="variable" style:font-size-asian="7.69999980926514pt" style:font-family-complex="Tahoma" style:font-pitch-complex="variable" style:font-size-complex="7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pt" style:font-family-asian="'Arial Unicode MS'" style:font-pitch-asian="variable" style:font-size-asian="9pt" style:font-family-complex="Tahoma" style:font-pitch-complex="variable" style:font-size-complex="9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1.6000003814697pt" style:font-family-asian="'Arial Unicode MS'" style:font-pitch-asian="variable" style:font-size-asian="11.6000003814697pt" style:font-family-complex="Tahoma" style:font-pitch-complex="variable" style:font-size-complex="11.6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pt" style:font-family-asian="'Arial Unicode MS'" style:font-pitch-asian="variable" style:font-size-asian="9pt" style:font-family-complex="Tahoma" style:font-pitch-complex="variable" style:font-size-complex="9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69999980926514pt" style:font-family-asian="'Arial Unicode MS'" style:font-pitch-asian="variable" style:font-size-asian="7.69999980926514pt" style:font-family-complex="Tahoma" style:font-pitch-complex="variable" style:font-size-complex="7.69999980926514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7.21cm" svg:height="8.995cm" chart:class="chart:scatter" chart:style-name="ch1">
        <chart:title svg:x="6.377cm" svg:y="0.178cm" chart:style-name="ch2">
          <text:p>Tiempo vs Costo</text:p>
        </chart:title>
        <chart:legend chart:legend-position="end" svg:x="15.629cm" svg:y="4.255cm" chart:style-name="ch3"/>
        <chart:plot-area chart:style-name="ch4" table:cell-range-address="Sheet1.$A$1:.$BH$2" chart:data-source-has-labels="column" chart:table-number-list="0" svg:x="0.344cm" svg:y="1.203cm" svg:width="14.598cm" svg:height="7.614cm">
          <chart:axis chart:dimension="x" chart:name="primary-x" chart:style-name="ch5">
            <chart:title svg:x="7.543cm" svg:y="8.348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344cm" svg:y="4.908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00">
                <text:p>5000</text:p>
              </table:table-cell>
              <table:table-cell office:value-type="float" office:value="10015">
                <text:p>10015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15">
                <text:p>30015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15">
                <text:p>45015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15">
                <text:p>60015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15">
                <text:p>80015</text:p>
              </table:table-cell>
              <table:table-cell office:value-type="float" office:value="85000">
                <text:p>85000</text:p>
              </table:table-cell>
              <table:table-cell office:value-type="float" office:value="90015">
                <text:p>90015</text:p>
              </table:table-cell>
              <table:table-cell office:value-type="float" office:value="95015">
                <text:p>95015</text:p>
              </table:table-cell>
              <table:table-cell office:value-type="float" office:value="100000">
                <text:p>100000</text:p>
              </table:table-cell>
              <table:table-cell office:value-type="float" office:value="105015">
                <text:p>105015</text:p>
              </table:table-cell>
              <table:table-cell office:value-type="float" office:value="110000">
                <text:p>110000</text:p>
              </table:table-cell>
              <table:table-cell office:value-type="float" office:value="115015">
                <text:p>115015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15">
                <text:p>140015</text:p>
              </table:table-cell>
              <table:table-cell office:value-type="float" office:value="145015">
                <text:p>145015</text:p>
              </table:table-cell>
              <table:table-cell office:value-type="float" office:value="150000">
                <text:p>150000</text:p>
              </table:table-cell>
              <table:table-cell office:value-type="float" office:value="155015">
                <text:p>155015</text:p>
              </table:table-cell>
              <table:table-cell office:value-type="float" office:value="160015">
                <text:p>160015</text:p>
              </table:table-cell>
              <table:table-cell office:value-type="float" office:value="165015">
                <text:p>165015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15">
                <text:p>185015</text:p>
              </table:table-cell>
              <table:table-cell office:value-type="float" office:value="190015">
                <text:p>190015</text:p>
              </table:table-cell>
              <table:table-cell office:value-type="float" office:value="195000">
                <text:p>195000</text:p>
              </table:table-cell>
              <table:table-cell office:value-type="float" office:value="200015">
                <text:p>200015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15">
                <text:p>215015</text:p>
              </table:table-cell>
              <table:table-cell office:value-type="float" office:value="220015">
                <text:p>220015</text:p>
              </table:table-cell>
              <table:table-cell office:value-type="float" office:value="225000">
                <text:p>225000</text:p>
              </table:table-cell>
              <table:table-cell office:value-type="float" office:value="230015">
                <text:p>230015</text:p>
              </table:table-cell>
              <table:table-cell office:value-type="float" office:value="235015">
                <text:p>235015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15">
                <text:p>265015</text:p>
              </table:table-cell>
              <table:table-cell office:value-type="float" office:value="270015">
                <text:p>270015</text:p>
              </table:table-cell>
              <table:table-cell office:value-type="float" office:value="275000">
                <text:p>275000</text:p>
              </table:table-cell>
              <table:table-cell office:value-type="float" office:value="280015">
                <text:p>280015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15">
                <text:p>295015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84.97485752231">
                <text:p>1284.97485752231</text:p>
              </table:table-cell>
              <table:table-cell office:value-type="float" office:value="1261.67725261433">
                <text:p>1261.67725261433</text:p>
              </table:table-cell>
              <table:table-cell office:value-type="float" office:value="1261.67725261433">
                <text:p>1261.67725261433</text:p>
              </table:table-cell>
              <table:table-cell office:value-type="float" office:value="1261.67725261433">
                <text:p>1261.67725261433</text:p>
              </table:table-cell>
              <table:table-cell office:value-type="float" office:value="1261.67725261433">
                <text:p>1261.67725261433</text:p>
              </table:table-cell>
              <table:table-cell office:value-type="float" office:value="1253.14928240889">
                <text:p>1253.14928240889</text:p>
              </table:table-cell>
              <table:table-cell office:value-type="float" office:value="1253.14928240889">
                <text:p>1253.14928240889</text:p>
              </table:table-cell>
              <table:table-cell office:value-type="float" office:value="1253.14928240889">
                <text:p>1253.14928240889</text:p>
              </table:table-cell>
              <table:table-cell office:value-type="float" office:value="1235.43183490465">
                <text:p>1235.43183490465</text:p>
              </table:table-cell>
              <table:table-cell office:value-type="float" office:value="1217.78357220975">
                <text:p>1217.78357220975</text:p>
              </table:table-cell>
              <table:table-cell office:value-type="float" office:value="1217.78357220975">
                <text:p>1217.78357220975</text:p>
              </table:table-cell>
              <table:table-cell office:value-type="float" office:value="1217.78357220975">
                <text:p>1217.78357220975</text:p>
              </table:table-cell>
              <table:table-cell office:value-type="float" office:value="1217.78357220975">
                <text:p>1217.78357220975</text:p>
              </table:table-cell>
              <table:table-cell office:value-type="float" office:value="1207.46640479564">
                <text:p>1207.46640479564</text:p>
              </table:table-cell>
              <table:table-cell office:value-type="float" office:value="1207.46640479564">
                <text:p>1207.46640479564</text:p>
              </table:table-cell>
              <table:table-cell office:value-type="float" office:value="1207.46640479564">
                <text:p>1207.46640479564</text:p>
              </table:table-cell>
              <table:table-cell office:value-type="float" office:value="1207.46640479564">
                <text:p>1207.46640479564</text:p>
              </table:table-cell>
              <table:table-cell office:value-type="float" office:value="1207.46640479564">
                <text:p>1207.46640479564</text:p>
              </table:table-cell>
              <table:table-cell office:value-type="float" office:value="1207.46640479564">
                <text:p>1207.46640479564</text:p>
              </table:table-cell>
              <table:table-cell office:value-type="float" office:value="1207.46640479564">
                <text:p>1207.46640479564</text:p>
              </table:table-cell>
              <table:table-cell office:value-type="float" office:value="1207.46640479564">
                <text:p>1207.46640479564</text:p>
              </table:table-cell>
              <table:table-cell office:value-type="float" office:value="1207.46640479564">
                <text:p>1207.46640479564</text:p>
              </table:table-cell>
              <table:table-cell office:value-type="float" office:value="1207.46640479564">
                <text:p>1207.46640479564</text:p>
              </table:table-cell>
              <table:table-cell office:value-type="float" office:value="1201.65062338932">
                <text:p>1201.65062338932</text:p>
              </table:table-cell>
              <table:table-cell office:value-type="float" office:value="1201.65062338932">
                <text:p>1201.65062338932</text:p>
              </table:table-cell>
              <table:table-cell office:value-type="float" office:value="1184.1067194222">
                <text:p>1184.1067194222</text:p>
              </table:table-cell>
              <table:table-cell office:value-type="float" office:value="1172.772269916">
                <text:p>1172.772269916</text:p>
              </table:table-cell>
              <table:table-cell office:value-type="float" office:value="1172.772269916">
                <text:p>1172.772269916</text:p>
              </table:table-cell>
              <table:table-cell office:value-type="float" office:value="1172.772269916">
                <text:p>1172.772269916</text:p>
              </table:table-cell>
              <table:table-cell office:value-type="float" office:value="1165.08875618031">
                <text:p>1165.08875618031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149.48645580032">
                <text:p>1149.48645580032</text:p>
              </table:table-cell>
              <table:table-cell office:value-type="float" office:value="1074.4330319785">
                <text:p>1074.4330319785</text:p>
              </table:table-cell>
              <table:table-cell office:value-type="float" office:value="1074.4330319785">
                <text:p>1074.4330319785</text:p>
              </table:table-cell>
              <table:table-cell office:value-type="float" office:value="1074.4330319785">
                <text:p>1074.4330319785</text:p>
              </table:table-cell>
              <table:table-cell office:value-type="float" office:value="1074.4330319785">
                <text:p>1074.4330319785</text:p>
              </table:table-cell>
              <table:table-cell office:value-type="float" office:value="1074.4330319785">
                <text:p>1074.4330319785</text:p>
              </table:table-cell>
              <table:table-cell office:value-type="float" office:value="1074.4330319785">
                <text:p>1074.4330319785</text:p>
              </table:table-cell>
              <table:table-cell office:value-type="float" office:value="1074.4330319785">
                <text:p>1074.433031978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